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2hop</text:p>
          </table:table-cell>
          <table:table-cell table:number-columns-repeated="6"/>
        </table:table-row>
        <table:table-row table:style-name="ro1">
          <table:covered-table-cell table:style-name="Default" office:value-type="string" calcext:value-type="string">
            <text:p>2hop</text:p>
          </table:covered-table-cell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3hop</text:p>
          </table:table-cell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8" calcext:value-type="float">
            <text:p>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28T21:53:26.622948511</dc:date>
    <meta:editing-duration>P12DT22H44M25S</meta:editing-duration>
    <meta:editing-cycles>165</meta:editing-cycles>
    <meta:generator>LibreOffice/5.1.6.2$Linux_X86_64 LibreOffice_project/10m0$Build-2</meta:generator>
    <meta:document-statistic meta:table-count="7" meta:cell-count="6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